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4ab398" officeooo:paragraph-rsid="003b5dd1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4ab398" officeooo:paragraph-rsid="004ab398" style:font-size-asian="26pt" style:font-style-asian="italic" style:font-size-complex="26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4c6e5f" officeooo:paragraph-rsid="004c6e5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c6e5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4e1292"/>
    </style:style>
    <style:style style:name="P12" style:family="paragraph" style:parent-style-name="Standard" style:list-style-name="L1">
      <style:text-properties officeooo:paragraph-rsid="0051444b"/>
    </style:style>
    <style:style style:name="P13" style:family="paragraph" style:parent-style-name="Standard" style:list-style-name="L1">
      <style:text-properties officeooo:rsid="004c6e5f" officeooo:paragraph-rsid="004c6e5f"/>
    </style:style>
    <style:style style:name="P14" style:family="paragraph" style:parent-style-name="Standard" style:list-style-name="L1">
      <style:text-properties officeooo:rsid="004c6e5f" officeooo:paragraph-rsid="004e1292"/>
    </style:style>
    <style:style style:name="P15" style:family="paragraph" style:parent-style-name="Standard" style:list-style-name="L1">
      <style:text-properties officeooo:rsid="004c6e5f" officeooo:paragraph-rsid="0051444b"/>
    </style:style>
    <style:style style:name="P16" style:family="paragraph" style:parent-style-name="Standard" style:list-style-name="L1">
      <style:text-properties officeooo:rsid="004c6e5f" officeooo:paragraph-rsid="0052c507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1444b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5665c1"/>
    </style:style>
    <style:style style:name="P24" style:family="paragraph" style:parent-style-name="Standard">
      <style:paragraph-properties fo:text-align="start" style:justify-single-word="false"/>
      <style:text-properties officeooo:rsid="005a1e0b" officeooo:paragraph-rsid="005a1e0b"/>
    </style:style>
    <style:style style:name="P25" style:family="paragraph" style:parent-style-name="Standard">
      <style:paragraph-properties fo:text-align="start" style:justify-single-word="false"/>
      <style:text-properties officeooo:rsid="005a1e0b" officeooo:paragraph-rsid="005c6dc0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5a1e0b" officeooo:paragraph-rsid="005c6dc0"/>
    </style:style>
    <style:style style:name="P27" style:family="paragraph" style:parent-style-name="Standard">
      <style:paragraph-properties fo:text-align="start" style:justify-single-word="false"/>
      <style:text-properties officeooo:rsid="005a1e0b" officeooo:paragraph-rsid="00623523"/>
    </style:style>
    <style:style style:name="P28" style:family="paragraph" style:parent-style-name="Standard" style:list-style-name="L3">
      <style:text-properties officeooo:rsid="005a1e0b" officeooo:paragraph-rsid="005a1e0b"/>
    </style:style>
    <style:style style:name="P29" style:family="paragraph" style:parent-style-name="Standard" style:list-style-name="L3">
      <style:text-properties officeooo:rsid="005a1e0b" officeooo:paragraph-rsid="005b0710"/>
    </style:style>
    <style:style style:name="P30" style:family="paragraph" style:parent-style-name="Standard" style:list-style-name="L3">
      <style:text-properties officeooo:rsid="005a1e0b" officeooo:paragraph-rsid="005c6dc0"/>
    </style:style>
    <style:style style:name="P31" style:family="paragraph" style:parent-style-name="Standard" style:list-style-name="L3">
      <style:text-properties officeooo:rsid="005a1e0b" officeooo:paragraph-rsid="0060f201"/>
    </style:style>
    <style:style style:name="P32" style:family="paragraph" style:parent-style-name="Standard" style:list-style-name="L3">
      <style:text-properties officeooo:rsid="005a1e0b" officeooo:paragraph-rsid="00623523"/>
    </style:style>
    <style:style style:name="P33" style:family="paragraph" style:parent-style-name="Standard" style:list-style-name="L3">
      <style:text-properties officeooo:rsid="005a1e0b" officeooo:paragraph-rsid="006a49c5"/>
    </style:style>
    <style:style style:name="P34" style:family="paragraph" style:parent-style-name="Standard">
      <style:text-properties officeooo:rsid="005a1e0b" officeooo:paragraph-rsid="005c6dc0"/>
    </style:style>
    <style:style style:name="P35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color="#41190d" loext:opacity="100%" officeooo:paragraph-rsid="005665c1"/>
    </style:style>
    <style:style style:name="P37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86a6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a6099" loext:opacity="100%" officeooo:paragraph-rsid="005665c1"/>
    </style:style>
    <style:style style:name="T1" style:family="text">
      <style:text-properties officeooo:rsid="004c6e5f"/>
    </style:style>
    <style:style style:name="T2" style:family="text">
      <style:text-properties officeooo:rsid="004e1292"/>
    </style:style>
    <style:style style:name="T3" style:family="text">
      <style:text-properties officeooo:rsid="004ef4b1"/>
    </style:style>
    <style:style style:name="T4" style:family="text">
      <style:text-properties officeooo:rsid="0051444b"/>
    </style:style>
    <style:style style:name="T5" style:family="text">
      <style:text-properties officeooo:rsid="00523ae7"/>
    </style:style>
    <style:style style:name="T6" style:family="text">
      <style:text-properties officeooo:rsid="0052c507"/>
    </style:style>
    <style:style style:name="T7" style:family="text">
      <style:text-properties officeooo:rsid="005665c1"/>
    </style:style>
    <style:style style:name="T8" style:family="text">
      <style:text-properties fo:color="#127622" loext:opacity="100%" fo:font-size="12pt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color="#127622" loext:opacity="100%"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10" style:family="text">
      <style:text-properties fo:color="#127622" loext:opacity="100%" fo:font-size="12pt" style:text-underline-style="none" fo:font-weight="bold" officeooo:rsid="005c6dc0" style:font-size-asian="10.5pt" style:font-weight-asian="bold" style:font-size-complex="12pt" style:font-weight-complex="bold"/>
    </style:style>
    <style:style style:name="T11" style:family="text">
      <style:text-properties fo:color="#127622" loext:opacity="100%" fo:font-size="12pt" style:text-underline-style="none" fo:font-weight="bold" officeooo:rsid="00623523" style:font-size-asian="10.5pt" style:font-weight-asian="bold" style:font-size-complex="12pt" style:font-weight-complex="bold"/>
    </style:style>
    <style:style style:name="T12" style:family="text">
      <style:text-properties officeooo:rsid="005e39a5"/>
    </style:style>
    <style:style style:name="T13" style:family="text">
      <style:text-properties officeooo:rsid="0061132f"/>
    </style:style>
    <style:style style:name="T14" style:family="text">
      <style:text-properties officeooo:rsid="00625269"/>
    </style:style>
    <style:style style:name="T15" style:family="text">
      <style:text-properties officeooo:rsid="00638703"/>
    </style:style>
    <style:style style:name="T16" style:family="text">
      <style:text-properties officeooo:rsid="0064d9fe"/>
    </style:style>
    <style:style style:name="T17" style:family="text">
      <style:text-properties officeooo:rsid="0066174c"/>
    </style:style>
    <style:style style:name="T18" style:family="text">
      <style:text-properties officeooo:rsid="0066660a"/>
    </style:style>
    <style:style style:name="T19" style:family="text">
      <style:text-properties officeooo:rsid="0066914e"/>
    </style:style>
    <style:style style:name="T20" style:family="text">
      <style:text-properties officeooo:rsid="006b8993"/>
    </style:style>
    <style:style style:name="T21" style:family="text">
      <style:text-properties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22" style:family="text">
      <style:text-properties officeooo:rsid="0072bfd2"/>
    </style:style>
    <style:style style:name="T23" style:family="text">
      <style:text-properties officeooo:rsid="00747613"/>
    </style:style>
    <style:style style:name="T24" style:family="text">
      <style:text-properties officeooo:rsid="0077121c"/>
    </style:style>
    <style:style style:name="T25" style:family="text">
      <style:text-properties officeooo:rsid="007837b3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5"/>
      <text:p text:style-name="P5">English</text:p>
      <text:p text:style-name="P4">Tense <text:span text:style-name="T22">with out r</text:span><text:span text:style-name="T23">ul</text:span><text:span text:style-name="T25">e</text:span><text:span text:style-name="T23">s</text:span></text:p>
      <text:p text:style-name="P6">কাল</text:p>
      <text:p text:style-name="P37">১। কাজ করা বিষয়ক বাক্যঃ</text:p>
      <text:p text:style-name="P7"/>
      <text:p text:style-name="P7">Present:</text:p>
      <text:list xml:id="list1162162543" text:style-name="L1">
        <text:list-item>
          <text:p text:style-name="P10">I do <text:span text:style-name="T1">the</text:span> work → আমি কাজটি করি।</text:p>
        </text:list-item>
        <text:list-item>
          <text:p text:style-name="P10">I am doing <text:span text:style-name="T1">the</text:span> <text:span text:style-name="T1">work → আমি কাজটি করছি।</text:span></text:p>
        </text:list-item>
        <text:list-item>
          <text:p text:style-name="P13">I have done the work → আমি কাজটি করেছি/করেফেলেছি।</text:p>
        </text:list-item>
        <text:list-item>
          <text:p text:style-name="P13">I have to do the work → আমাকে কাজটি করতেই হবে।</text:p>
        </text:list-item>
        <text:list-item>
          <text:p text:style-name="P13">I need to do the work →আমার কাজটি করা দরকার।</text:p>
        </text:list-item>
        <text:list-item>
          <text:p text:style-name="P13">I use to do the work →আমাকে কাজটি করতে হয়।</text:p>
        </text:list-item>
        <text:list-item>
          <text:p text:style-name="P13">I have been doing the work since/for &lt;time&gt; →আমি কাজটি করছি &lt;সময়&gt; থেকে/ধরে।</text:p>
        </text:list-item>
      </text:list>
      <text:p text:style-name="P8"/>
      <text:p text:style-name="P8"/>
      <text:p text:style-name="P8"/>
      <text:p text:style-name="P8"><text:span text:style-name="T2">past</text:span>:</text:p>
      <text:list xml:id="list213248823372031" text:continue-numbering="true" text:style-name="L1">
        <text:list-item>
          <text:p text:style-name="P11">I <text:span text:style-name="T3">did</text:span> <text:span text:style-name="T1">the</text:span> work → আমি কাজটি করতাম।</text:p>
        </text:list-item>
        <text:list-item>
          <text:p text:style-name="P11">I <text:span text:style-name="T3">was</text:span> doing <text:span text:style-name="T1">the</text:span> <text:span text:style-name="T1">work → আমি কাজটি করছিলাম।</text:span></text:p>
        </text:list-item>
        <text:list-item>
          <text:p text:style-name="P14">I <text:span text:style-name="T3">had</text:span> done the work → আমি কাজটি করেছিলাম/করেফেলেছিলাম।</text:p>
        </text:list-item>
        <text:list-item>
          <text:p text:style-name="P14">I <text:span text:style-name="T3">had</text:span> to do the work → আমাকে কাজটি করতেই হত।</text:p>
        </text:list-item>
        <text:list-item>
          <text:p text:style-name="P14">I <text:span text:style-name="T3">needed</text:span> to do the work →আমার কাজটি করা দরকার ছিল।</text:p>
        </text:list-item>
        <text:list-item>
          <text:p text:style-name="P14">I use<text:span text:style-name="T3">d</text:span> to do the work →আমাকে কাজটি করতে হত।</text:p>
        </text:list-item>
        <text:list-item>
          <text:p text:style-name="P14">I <text:span text:style-name="T3">had</text:span> been doing the work since/for &lt;time&gt; →আমি কাজটি করছিলাম &lt;সময়&gt; থেকে/ধরে।</text:p>
        </text:list-item>
        <text:list-item>
          <text:p text:style-name="P16">I <text:span text:style-name="T3">had</text:span> been doing the work since &lt;<text:span text:style-name="T6">before </text:span>time&gt; <text:span text:style-name="T6">to &lt;after time&gt;</text:span> →আমি কাজটি করছিলাম &lt;আগের সময়&gt; থেকে &lt;পরের সময়&gt; পর্যন্ত।</text:p>
        </text:list-item>
      </text:list>
      <text:p text:style-name="P20"/>
      <text:p text:style-name="P21"><text:span text:style-name="T5">Future</text:span>:</text:p>
      <text:list xml:id="list213249074594868" text:continue-numbering="true" text:style-name="L1">
        <text:list-item>
          <text:p text:style-name="P12">I <text:span text:style-name="T4">shall/will</text:span> do <text:span text:style-name="T1">the</text:span> work → আমি কাজটি করব।</text:p>
        </text:list-item>
        <text:list-item>
          <text:p text:style-name="P12">I <text:span text:style-name="T4">shall/will be</text:span> doing <text:span text:style-name="T1">the</text:span> <text:span text:style-name="T1">work → আমি কাজটি করেতে থাকব।</text:span></text:p>
        </text:list-item>
        <text:list-item>
          <text:p text:style-name="P15">I <text:span text:style-name="T4">shall/will</text:span> have done the work → আমি কাজটি করে ফেলবো।</text:p>
        </text:list-item>
        <text:list-item>
          <text:p text:style-name="P15">I <text:span text:style-name="T4">shall/will</text:span> have to do the work → আমাকে কাজটি করতেই হবে।</text:p>
        </text:list-item>
        <text:list-item>
          <text:p text:style-name="P15">I <text:span text:style-name="T4">shall/will</text:span> need to do the work →আমার কাজটি করা দরকার হবে।</text:p>
        </text:list-item>
        <text:list-item>
          <text:p text:style-name="P15">I <text:span text:style-name="T4">shall/will</text:span> use to do the work →আমাকে কাজটি করতে হবে।</text:p>
        </text:list-item>
        <text:list-item>
          <text:p text:style-name="P17">I <text:span text:style-name="T4">shall/will</text:span> have been doing the work since/for &lt;time&gt; →আমি কাজটি করেতে থাকব &lt;সময়&gt; থেকে/ধরে।</text:p>
        </text:list-item>
        <text:list-item>
          <text:p text:style-name="P18">I <text:span text:style-name="T4">shall/will</text:span> have been doing the work since &lt;<text:span text:style-name="T7">before </text:span>time&gt; <text:span text:style-name="T7">to &lt;after time&gt;</text:span> →আমি কাজটি করেতে থাকব &lt;সময়&gt; থেকে &lt;পরের সময়&gt; পর্যন্ত।</text:p>
        </text:list-item>
      </text:list>
      <text:p text:style-name="P19"/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38"><text:span text:style-name="T21">২। হওয়া বিষয়ক বাক্যঃ</text:span></text:p>
      <text:p text:style-name="P36"><text:span text:style-name="T21"/></text:p>
      <text:p text:style-name="P24"><text:span text:style-name="T9">P</text:span><text:span text:style-name="T8">resent:</text:span></text:p>
      <text:list xml:id="list3556815573" text:style-name="L3">
        <text:list-item>
          <text:p text:style-name="P28">I am something → আমি হই কিছু একটা।</text:p>
        </text:list-item>
        <text:list-item>
          <text:p text:style-name="P28">I am being something → আমি কিছু একটা হচ্ছি।</text:p>
        </text:list-item>
        <text:list-item>
          <text:p text:style-name="P28">I have been something → আমি কিছু একটা হয়েগেছি।</text:p>
        </text:list-item>
        <text:list-item>
          <text:p text:style-name="P29">I have to be something → আমাকে কিছু একটা হতেই হবে।</text:p>
        </text:list-item>
        <text:list-item>
          <text:p text:style-name="P28">I need to be something → আমার কিছু একটা হওয়ার দরকার।</text:p>
        </text:list-item>
        <text:list-item>
          <text:p text:style-name="P28">I use to be something → আমাকে কিছু একটা হতে হয়।</text:p>
        </text:list-item>
        <text:list-item>
          <text:p text:style-name="P28">I have been being something since/for &lt;time&gt; → আমি কিছু একটা হয়ে আছি &lt;সময়&gt; থেকে/ধরে।</text:p>
        </text:list-item>
      </text:list>
      <text:p text:style-name="P25"><text:span text:style-name="T10"/></text:p>
      <text:p text:style-name="P26"><text:span text:style-name="T10">Past</text:span><text:span text:style-name="T8">:</text:span></text:p>
      <text:list xml:id="list213250311988999" text:continue-numbering="true" text:style-name="L3">
        <text:list-item>
          <text:p text:style-name="P30">I <text:span text:style-name="T12">was</text:span> something → আমি ছিলাম কিছু একটা।</text:p>
        </text:list-item>
        <text:list-item>
          <text:p text:style-name="P30">I <text:span text:style-name="T12">was</text:span> being something → আমি কিছু একটা হচ্ছিলাম।</text:p>
        </text:list-item>
        <text:list-item>
          <text:p text:style-name="P30">I <text:span text:style-name="T12">had</text:span> been something → আমি কিছু একটা হয়েগেছিলাম।</text:p>
        </text:list-item>
        <text:list-item>
          <text:p text:style-name="P30">I <text:span text:style-name="T12">had</text:span> to be something → আমাকে কিছু একটা হতেই হত।</text:p>
        </text:list-item>
        <text:list-item>
          <text:p text:style-name="P30">I <text:span text:style-name="T12">had</text:span> to be something → আমার কিছু একটা হওয়ার দরকার ছিল।</text:p>
        </text:list-item>
        <text:list-item>
          <text:p text:style-name="P30">I <text:span text:style-name="T12">used</text:span> to be something → আমাকে কিছু একটা হতে হত।</text:p>
        </text:list-item>
        <text:list-item>
          <text:p text:style-name="P30">I <text:span text:style-name="T12">had</text:span> been being something since/for &lt;time&gt; → আমি কিছু একটা হয়ে ছিলাম &lt;সময়&gt; থেকে/ধরে।</text:p>
        </text:list-item>
        <text:list-item>
          <text:p text:style-name="P31">I <text:span text:style-name="T12">had</text:span> been being something since&lt;<text:span text:style-name="T13">before </text:span>time&gt; <text:span text:style-name="T13">to &lt;after time&gt;</text:span> → আমি কিছু একটা হয়ে ছিলাম &lt;আগের সময়&gt; থেকে &lt;পরের সময়&gt; পর্যন্ত।</text:p>
        </text:list-item>
      </text:list>
      <text:p text:style-name="P34"/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>Future</text:span><text:span text:style-name="T8">:</text:span></text:p>
      <text:list xml:id="list213250059899299" text:continue-numbering="true" text:style-name="L3">
        <text:list-item>
          <text:p text:style-name="P32">I <text:span text:style-name="T14">shall/will be</text:span> something → আমি হব কিছু একটা।</text:p>
        </text:list-item>
        <text:list-item>
          <text:p text:style-name="P32">I <text:span text:style-name="T15">shall/will be</text:span> being something → আমি কিছু একটা হতে থাকব।</text:p>
        </text:list-item>
        <text:list-item>
          <text:p text:style-name="P32">I <text:span text:style-name="T16">shall/will</text:span> have been something → আমি কিছু একটা হয়ে যাব।</text:p>
        </text:list-item>
        <text:list-item>
          <text:p text:style-name="P32">I <text:span text:style-name="T16">shall/will</text:span> have to be something → আমাকে কিছু একটা হতেই হবে।</text:p>
        </text:list-item>
        <text:list-item>
          <text:p text:style-name="P32">I <text:span text:style-name="T17">shall/will</text:span> need to be something → আমার কিছু একটা হওয়ার দরকার হবে।</text:p>
        </text:list-item>
        <text:list-item>
          <text:p text:style-name="P32">I <text:span text:style-name="T18">shall/will</text:span> use to be something → আমাকে কিছু একটা হতে হবে।</text:p>
        </text:list-item>
        <text:list-item>
          <text:p text:style-name="P32">I <text:span text:style-name="T19">shall/will</text:span> have been being something since/for &lt;time&gt; → আমি কিছু একটা হয়ে থাকব &lt;সময়&gt; থেকে/ধরে।</text:p>
        </text:list-item>
        <text:list-item>
          <text:p text:style-name="P33">I <text:span text:style-name="T19">shall/will</text:span> have been being something since &lt;<text:span text:style-name="T20">before </text:span>time&gt; <text:span text:style-name="T20">to &lt;after time&gt;</text:span> → আমি কিছু একটা হয়ে থাকব &lt;আগের সময়&gt; থেকে থেকে &lt;পরের সময়&gt; পর্যন্ত।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M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31T21:32:48.618911888</dc:date>
    <meta:editing-duration>PT2H54M26S</meta:editing-duration>
    <meta:editing-cycles>87</meta:editing-cycles>
    <meta:generator>LibreOffice/7.3.4.2$Linux_X86_64 LibreOffice_project/30$Build-2</meta:generator>
    <meta:document-statistic meta:table-count="0" meta:image-count="0" meta:object-count="0" meta:page-count="3" meta:paragraph-count="59" meta:word-count="618" meta:character-count="2600" meta:non-whitespace-character-count="2087"/>
  </office:meta>
</office:document-meta>
</file>